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<text:soft-page-break/>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19-11-11T19:07:53.215724419</meta:creation-date>
    <meta:editing-cycles>10</meta:editing-cycles>
    <meta:editing-duration>PT4H16M27S</meta:editing-duration>
    <dc:date>2019-11-17T21:58:30.448800256</dc:date>
    <meta:document-statistic meta:table-count="1" meta:image-count="0" meta:object-count="0" meta:page-count="5" meta:paragraph-count="250" meta:word-count="399" meta:character-count="2701" meta:non-whitespace-character-count="2552"/>
    <meta:user-defined meta:name="Info 1"/>
    <meta:user-defined meta:name="Info 2"/>
    <meta:user-defined meta:name="Info 3"/>
    <meta:user-defined meta:name="Info 4"/>
  </office:meta>
</office:document-meta>
</file>